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01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../instances_original/InstanceA1.txt</text:p>
          </table:table-cell>
          <table:table-cell office:value-type="float" office:value="6771" calcext:value-type="float">
            <text:p>67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rigA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526" calcext:value-type="float">
            <text:p>5526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[.B1]/[.H1]-1" office:value-type="percentage" office:value="0.225298588490771" calcext:value-type="percentage">
            <text:p>22.53%</text:p>
          </table:table-cell>
        </table:table-row>
        <table:table-row table:style-name="ro1">
          <table:table-cell office:value-type="string" calcext:value-type="string">
            <text:p>../instances_original/InstanceA2.txt</text:p>
          </table:table-cell>
          <table:table-cell office:value-type="float" office:value="6258" calcext:value-type="float">
            <text:p>6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igA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804" calcext:value-type="float">
            <text:p>5804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B2]/[.H2]-1" office:value-type="percentage" office:value="0.0782219159200552" calcext:value-type="percentage">
            <text:p>7.82%</text:p>
          </table:table-cell>
        </table:table-row>
        <table:table-row table:style-name="ro1">
          <table:table-cell office:value-type="string" calcext:value-type="string">
            <text:p>../instances_original/InstanceA3.txt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igA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329" calcext:value-type="float">
            <text:p>1329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B3]/[.H3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A4.txt</text:p>
          </table:table-cell>
          <table:table-cell office:value-type="float" office:value="2706" calcext:value-type="float">
            <text:p>27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igA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706" calcext:value-type="float">
            <text:p>2706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4]/[.H4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A5.txt</text:p>
          </table:table-cell>
          <table:table-cell office:value-type="float" office:value="2634" calcext:value-type="float">
            <text:p>26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igA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634" calcext:value-type="float">
            <text:p>263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5]/[.H5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A6.txt</text:p>
          </table:table-cell>
          <table:table-cell office:value-type="float" office:value="2178" calcext:value-type="float">
            <text:p>21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igA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043" calcext:value-type="float">
            <text:p>204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6]/[.H6]-1" office:value-type="percentage" office:value="0.0660792951541851" calcext:value-type="percentage">
            <text:p>6.61%</text:p>
          </table:table-cell>
        </table:table-row>
        <table:table-row table:style-name="ro1">
          <table:table-cell office:value-type="string" calcext:value-type="string">
            <text:p>../instances_original/InstanceA7.txt</text:p>
          </table:table-cell>
          <table:table-cell office:value-type="float" office:value="1918" calcext:value-type="float">
            <text:p>19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igA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918" calcext:value-type="float">
            <text:p>191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]/[.H7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A8.txt</text:p>
          </table:table-cell>
          <table:table-cell office:value-type="float" office:value="23555" calcext:value-type="float">
            <text:p>235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rigA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3143" calcext:value-type="float">
            <text:p>23143</text:p>
          </table:table-cell>
          <table:table-cell office:value-type="float" office:value="1296" calcext:value-type="float">
            <text:p>1296</text:p>
          </table:table-cell>
          <table:table-cell/>
          <table:table-cell table:formula="of:=[.B8]/[.H8]-1" office:value-type="percentage" office:value="0.0178023592446961" calcext:value-type="percentage">
            <text:p>1.78%</text:p>
          </table:table-cell>
        </table:table-row>
        <table:table-row table:style-name="ro1">
          <table:table-cell office:value-type="string" calcext:value-type="string">
            <text:p>../instances_original/InstanceA9.txt</text:p>
          </table:table-cell>
          <table:table-cell office:value-type="float" office:value="6574" calcext:value-type="float">
            <text:p>657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igA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178" calcext:value-type="float">
            <text:p>6178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9]/[.H9]-1" office:value-type="percentage" office:value="0.0640984137261249" calcext:value-type="percentage">
            <text:p>6.41%</text:p>
          </table:table-cell>
        </table:table-row>
        <table:table-row table:style-name="ro1">
          <table:table-cell office:value-type="string" calcext:value-type="string">
            <text:p>../instances_original/InstanceA10.txt</text:p>
          </table:table-cell>
          <table:table-cell office:value-type="float" office:value="4746" calcext:value-type="float">
            <text:p>474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igA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746" calcext:value-type="float">
            <text:p>4746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10]/[.H10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A11.txt</text:p>
          </table:table-cell>
          <table:table-cell office:value-type="float" office:value="4541" calcext:value-type="float">
            <text:p>45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rigA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331" calcext:value-type="float">
            <text:p>3331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[.B11]/[.H11]-1" office:value-type="percentage" office:value="0.363254277994596" calcext:value-type="percentage">
            <text:p>36.33%</text:p>
          </table:table-cell>
        </table:table-row>
        <table:table-row table:style-name="ro1">
          <table:table-cell office:value-type="string" calcext:value-type="string">
            <text:p>../instances_original/InstanceA12.txt</text:p>
          </table:table-cell>
          <table:table-cell office:value-type="float" office:value="5668" calcext:value-type="float">
            <text:p>56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rigA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247" calcext:value-type="float">
            <text:p>4247</text:p>
          </table:table-cell>
          <table:table-cell office:value-type="float" office:value="389" calcext:value-type="float">
            <text:p>389</text:p>
          </table:table-cell>
          <table:table-cell/>
          <table:table-cell table:formula="of:=[.B12]/[.H12]-1" office:value-type="percentage" office:value="0.334589121732988" calcext:value-type="percentage">
            <text:p>33.46%</text:p>
          </table:table-cell>
        </table:table-row>
        <table:table-row table:style-name="ro1">
          <table:table-cell office:value-type="string" calcext:value-type="string">
            <text:p>../instances_original/InstanceB1.txt</text:p>
          </table:table-cell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igB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969" calcext:value-type="float">
            <text:p>96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B13]/[.H13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B2.txt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igB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47" calcext:value-type="float">
            <text:p>347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4]/[.H14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B3.txt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igB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29" calcext:value-type="float">
            <text:p>62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5]/[.H15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B4.txt</text:p>
          </table:table-cell>
          <table:table-cell office:value-type="float" office:value="53651" calcext:value-type="float">
            <text:p>536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igB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3607" calcext:value-type="float">
            <text:p>53607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16]/[.H16]-1" office:value-type="percentage" office:value="0.000820788329882305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../instances_original/InstanceB5.txt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igB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7]/[.H17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B6.txt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igB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8]/[.H18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B7.txt</text:p>
          </table:table-cell>
          <table:table-cell office:value-type="float" office:value="66037" calcext:value-type="float">
            <text:p>6603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igB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5828" calcext:value-type="float">
            <text:p>65828</text:p>
          </table:table-cell>
          <table:table-cell office:value-type="float" office:value="227" calcext:value-type="float">
            <text:p>227</text:p>
          </table:table-cell>
          <table:table-cell/>
          <table:table-cell table:formula="of:=[.B19]/[.H19]-1" office:value-type="percentage" office:value="0.00317494075469416" calcext:value-type="percentage">
            <text:p>0.32%</text:p>
          </table:table-cell>
        </table:table-row>
        <table:table-row table:style-name="ro1">
          <table:table-cell office:value-type="string" calcext:value-type="string">
            <text:p>../instances_original/InstanceB8.txt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igB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0]/[.H20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B9.txt</text:p>
          </table:table-cell>
          <table:table-cell office:value-type="float" office:value="5969" calcext:value-type="float">
            <text:p>59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igB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967" calcext:value-type="float">
            <text:p>5967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21]/[.H21]-1" office:value-type="percentage" office:value="0.000335176805765114" calcext:value-type="percentage">
            <text:p>0.03%</text:p>
          </table:table-cell>
        </table:table-row>
        <table:table-row table:style-name="ro1">
          <table:table-cell office:value-type="string" calcext:value-type="string">
            <text:p>../instances_original/InstanceB10.txt</text:p>
          </table:table-cell>
          <table:table-cell office:value-type="float" office:value="5752" calcext:value-type="float">
            <text:p>57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igB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747" calcext:value-type="float">
            <text:p>574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22]/[.H22]-1" office:value-type="percentage" office:value="0.000870019140421174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../instances_original/InstanceB11.txt</text:p>
          </table:table-cell>
          <table:table-cell office:value-type="float" office:value="76362" calcext:value-type="float">
            <text:p>763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igB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75494" calcext:value-type="float">
            <text:p>75494</text:p>
          </table:table-cell>
          <table:table-cell office:value-type="float" office:value="1703" calcext:value-type="float">
            <text:p>1703</text:p>
          </table:table-cell>
          <table:table-cell/>
          <table:table-cell table:formula="of:=[.B23]/[.H23]-1" office:value-type="percentage" office:value="0.0114976024584734" calcext:value-type="percentage">
            <text:p>1.15%</text:p>
          </table:table-cell>
        </table:table-row>
        <table:table-row table:style-name="ro1">
          <table:table-cell office:value-type="string" calcext:value-type="string">
            <text:p>../instances_original/InstanceB12.txt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igB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918" calcext:value-type="float">
            <text:p>91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24]/[.H24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tracktime/InstanceA1.txt</text:p>
          </table:table-cell>
          <table:table-cell office:value-type="float" office:value="11315" calcext:value-type="float">
            <text:p>113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ckA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9621" calcext:value-type="float">
            <text:p>9621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[.B25]/[.H25]-1" office:value-type="percentage" office:value="0.176073173266812" calcext:value-type="percentage">
            <text:p>17.61%</text:p>
          </table:table-cell>
        </table:table-row>
        <table:table-row table:style-name="ro1">
          <table:table-cell office:value-type="string" calcext:value-type="string">
            <text:p>../instances_addtracktime/InstanceA2.txt</text:p>
          </table:table-cell>
          <table:table-cell office:value-type="float" office:value="7116" calcext:value-type="float">
            <text:p>71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ckA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859" calcext:value-type="float">
            <text:p>6859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[.B26]/[.H26]-1" office:value-type="percentage" office:value="0.0374690188074063" calcext:value-type="percentage">
            <text:p>3.75%</text:p>
          </table:table-cell>
        </table:table-row>
        <table:table-row table:style-name="ro1">
          <table:table-cell office:value-type="string" calcext:value-type="string">
            <text:p>../instances_addtracktime/InstanceA3.txt</text:p>
          </table:table-cell>
          <table:table-cell office:value-type="float" office:value="2651" calcext:value-type="float">
            <text:p>26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ackA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077" calcext:value-type="float">
            <text:p>2077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B27]/[.H27]-1" office:value-type="percentage" office:value="0.276360134809822" calcext:value-type="percentage">
            <text:p>27.64%</text:p>
          </table:table-cell>
        </table:table-row>
        <table:table-row table:style-name="ro1">
          <table:table-cell office:value-type="string" calcext:value-type="string">
            <text:p>../instances_addtracktime/InstanceA4.txt</text:p>
          </table:table-cell>
          <table:table-cell office:value-type="float" office:value="2179" calcext:value-type="float">
            <text:p>21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ackA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069" calcext:value-type="float">
            <text:p>2069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28]/[.H28]-1" office:value-type="percentage" office:value="0.0531657805703238" calcext:value-type="percentage">
            <text:p>5.32%</text:p>
          </table:table-cell>
        </table:table-row>
        <table:table-row table:style-name="ro1">
          <table:table-cell office:value-type="string" calcext:value-type="string">
            <text:p>../instances_addtracktime/InstanceA5.txt</text:p>
          </table:table-cell>
          <table:table-cell office:value-type="float" office:value="2975" calcext:value-type="float">
            <text:p>29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ackA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773" calcext:value-type="float">
            <text:p>2773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29]/[.H29]-1" office:value-type="percentage" office:value="0.0728452939055175" calcext:value-type="percentage">
            <text:p>7.28%</text:p>
          </table:table-cell>
        </table:table-row>
        <table:table-row table:style-name="ro1">
          <table:table-cell office:value-type="string" calcext:value-type="string">
            <text:p>../instances_addtracktime/InstanceA6.txt</text:p>
          </table:table-cell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ackA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679" calcext:value-type="float">
            <text:p>167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30]/[.H30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tracktime/InstanceA7.txt</text:p>
          </table:table-cell>
          <table:table-cell office:value-type="float" office:value="1424" calcext:value-type="float">
            <text:p>142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ackA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393" calcext:value-type="float">
            <text:p>139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1]/[.H31]-1" office:value-type="percentage" office:value="0.0222541277817661" calcext:value-type="percentage">
            <text:p>2.23%</text:p>
          </table:table-cell>
        </table:table-row>
        <table:table-row table:style-name="ro1">
          <table:table-cell office:value-type="string" calcext:value-type="string">
            <text:p>../instances_addtracktime/InstanceA8.txt</text:p>
          </table:table-cell>
          <table:table-cell office:value-type="float" office:value="28737" calcext:value-type="float">
            <text:p>287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ckA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4441" calcext:value-type="float">
            <text:p>24441</text:p>
          </table:table-cell>
          <table:table-cell office:value-type="float" office:value="63995" calcext:value-type="float">
            <text:p>63995</text:p>
          </table:table-cell>
          <table:table-cell/>
          <table:table-cell table:formula="of:=[.B32]/[.H32]-1" office:value-type="percentage" office:value="0.175770222167669" calcext:value-type="percentage">
            <text:p>17.58%</text:p>
          </table:table-cell>
        </table:table-row>
        <table:table-row table:style-name="ro1">
          <table:table-cell office:value-type="string" calcext:value-type="string">
            <text:p>../instances_addtracktime/InstanceA9.txt</text:p>
          </table:table-cell>
          <table:table-cell office:value-type="float" office:value="7080" calcext:value-type="float">
            <text:p>70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ckA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305" calcext:value-type="float">
            <text:p>6305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B33]/[.H33]-1" office:value-type="percentage" office:value="0.122918318794607" calcext:value-type="percentage">
            <text:p>12.29%</text:p>
          </table:table-cell>
        </table:table-row>
        <table:table-row table:style-name="ro1">
          <table:table-cell office:value-type="string" calcext:value-type="string">
            <text:p>../instances_addtracktime/InstanceA10.txt</text:p>
          </table:table-cell>
          <table:table-cell office:value-type="float" office:value="6364" calcext:value-type="float">
            <text:p>6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ackA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812" calcext:value-type="float">
            <text:p>4812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B34]/[.H34]-1" office:value-type="percentage" office:value="0.322527015793849" calcext:value-type="percentage">
            <text:p>32.25%</text:p>
          </table:table-cell>
        </table:table-row>
        <table:table-row table:style-name="ro1">
          <table:table-cell office:value-type="string" calcext:value-type="string">
            <text:p>../instances_addtracktime/InstanceA11.txt</text:p>
          </table:table-cell>
          <table:table-cell office:value-type="float" office:value="36505" calcext:value-type="float">
            <text:p>365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ackA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tracktime/InstanceA12.txt</text:p>
          </table:table-cell>
          <table:table-cell office:value-type="float" office:value="31806" calcext:value-type="float">
            <text:p>3180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ackA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tracktime/InstanceB1.txt</text:p>
          </table:table-cell>
          <table:table-cell office:value-type="float" office:value="1578" calcext:value-type="float">
            <text:p>15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ckB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507" calcext:value-type="float">
            <text:p>1507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B37]/[.H37]-1" office:value-type="percentage" office:value="0.0471134704711347" calcext:value-type="percentage">
            <text:p>4.71%</text:p>
          </table:table-cell>
        </table:table-row>
        <table:table-row table:style-name="ro1">
          <table:table-cell office:value-type="string" calcext:value-type="string">
            <text:p>../instances_addtracktime/InstanceB2.txt</text:p>
          </table:table-cell>
          <table:table-cell office:value-type="float" office:value="10916" calcext:value-type="float">
            <text:p>109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ackB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404" calcext:value-type="float">
            <text:p>440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8]/[.H38]-1" office:value-type="percentage" office:value="1.47865576748411" calcext:value-type="percentage">
            <text:p>147.87%</text:p>
          </table:table-cell>
        </table:table-row>
        <table:table-row table:style-name="ro1">
          <table:table-cell office:value-type="string" calcext:value-type="string">
            <text:p>../instances_addtracktime/InstanceB3.txt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ackB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96" calcext:value-type="float">
            <text:p>59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39]/[.H39]-1" office:value-type="percentage" office:value="0.0671140939597315" calcext:value-type="percentage">
            <text:p>6.71%</text:p>
          </table:table-cell>
        </table:table-row>
        <table:table-row table:style-name="ro1">
          <table:table-cell office:value-type="string" calcext:value-type="string">
            <text:p>../instances_addtracktime/InstanceB4.txt</text:p>
          </table:table-cell>
          <table:table-cell office:value-type="float" office:value="62367" calcext:value-type="float">
            <text:p>623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ackB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0558" calcext:value-type="float">
            <text:p>60558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B40]/[.H40]-1" office:value-type="percentage" office:value="0.0298721886455959" calcext:value-type="percentage">
            <text:p>2.99%</text:p>
          </table:table-cell>
        </table:table-row>
        <table:table-row table:style-name="ro1">
          <table:table-cell office:value-type="string" calcext:value-type="string">
            <text:p>../instances_addtracktime/InstanceB5.txt</text:p>
          </table:table-cell>
          <table:table-cell office:value-type="float" office:value="7877" calcext:value-type="float">
            <text:p>787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ackB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662" calcext:value-type="float">
            <text:p>166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B41]/[.H41]-1" office:value-type="percentage" office:value="3.73947051744886" calcext:value-type="percentage">
            <text:p>373.95%</text:p>
          </table:table-cell>
        </table:table-row>
        <table:table-row table:style-name="ro1">
          <table:table-cell office:value-type="string" calcext:value-type="string">
            <text:p>../instances_addtracktime/InstanceB6.txt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ackB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2]/[.H42]-1" office:value-type="percentage" office:value="0.162679425837321" calcext:value-type="percentage">
            <text:p>16.27%</text:p>
          </table:table-cell>
        </table:table-row>
        <table:table-row table:style-name="ro1">
          <table:table-cell office:value-type="string" calcext:value-type="string">
            <text:p>../instances_addtracktime/InstanceB7.txt</text:p>
          </table:table-cell>
          <table:table-cell office:value-type="float" office:value="57546" calcext:value-type="float">
            <text:p>5754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ackB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6119" calcext:value-type="float">
            <text:p>56119</text:p>
          </table:table-cell>
          <table:table-cell office:value-type="float" office:value="338" calcext:value-type="float">
            <text:p>338</text:p>
          </table:table-cell>
          <table:table-cell/>
          <table:table-cell table:formula="of:=[.B43]/[.H43]-1" office:value-type="percentage" office:value="0.0254281081273722" calcext:value-type="percentage">
            <text:p>2.54%</text:p>
          </table:table-cell>
        </table:table-row>
        <table:table-row table:style-name="ro1">
          <table:table-cell office:value-type="string" calcext:value-type="string">
            <text:p>../instances_addtracktime/InstanceB8.txt</text:p>
          </table:table-cell>
          <table:table-cell office:value-type="float" office:value="7985" calcext:value-type="float">
            <text:p>79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ackB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906" calcext:value-type="float">
            <text:p>190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44]/[.H44]-1" office:value-type="percentage" office:value="3.1894018887723" calcext:value-type="percentage">
            <text:p>318.94%</text:p>
          </table:table-cell>
        </table:table-row>
        <table:table-row table:style-name="ro1">
          <table:table-cell office:value-type="string" calcext:value-type="string">
            <text:p>../instances_addtracktime/InstanceB9.txt</text:p>
          </table:table-cell>
          <table:table-cell office:value-type="float" office:value="8793" calcext:value-type="float">
            <text:p>879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ackB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8593" calcext:value-type="float">
            <text:p>8593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B45]/[.H45]-1" office:value-type="percentage" office:value="0.0232747585243802" calcext:value-type="percentage">
            <text:p>2.33%</text:p>
          </table:table-cell>
        </table:table-row>
        <table:table-row table:style-name="ro1">
          <table:table-cell office:value-type="string" calcext:value-type="string">
            <text:p>../instances_addtracktime/InstanceB10.txt</text:p>
          </table:table-cell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ackB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912" calcext:value-type="float">
            <text:p>691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6]/[.H46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tracktime/InstanceB11.txt</text:p>
          </table:table-cell>
          <table:table-cell office:value-type="float" office:value="69703" calcext:value-type="float">
            <text:p>697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ckB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8844" calcext:value-type="float">
            <text:p>68844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[.B47]/[.H47]-1" office:value-type="percentage" office:value="0.0124774853291501" calcext:value-type="percentage">
            <text:p>1.25%</text:p>
          </table:table-cell>
        </table:table-row>
        <table:table-row table:style-name="ro1">
          <table:table-cell office:value-type="string" calcext:value-type="string">
            <text:p>../instances_addtracktime/InstanceB12.txt</text:p>
          </table:table-cell>
          <table:table-cell office:value-type="float" office:value="22803" calcext:value-type="float">
            <text:p>228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ackB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5182" calcext:value-type="float">
            <text:p>15182</text:p>
          </table:table-cell>
          <table:table-cell office:value-type="float" office:value="265" calcext:value-type="float">
            <text:p>265</text:p>
          </table:table-cell>
          <table:table-cell/>
          <table:table-cell table:formula="of:=[.B48]/[.H48]-1" office:value-type="percentage" office:value="0.501976024239231" calcext:value-type="percentage">
            <text:p>50.20%</text:p>
          </table:table-cell>
        </table:table-row>
        <table:table-row table:style-name="ro1">
          <table:table-cell office:value-type="string" calcext:value-type="string">
            <text:p>../instances_addstationtime/InstanceA1.txt</text:p>
          </table:table-cell>
          <table:table-cell office:value-type="float" office:value="14472" calcext:value-type="float">
            <text:p>14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tionA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2884" calcext:value-type="float">
            <text:p>12884</text:p>
          </table:table-cell>
          <table:table-cell office:value-type="float" office:value="1304" calcext:value-type="float">
            <text:p>1304</text:p>
          </table:table-cell>
          <table:table-cell/>
          <table:table-cell table:formula="of:=[.B49]/[.H49]-1" office:value-type="percentage" office:value="0.123253647935424" calcext:value-type="percentage">
            <text:p>12.33%</text:p>
          </table:table-cell>
        </table:table-row>
        <table:table-row table:style-name="ro1">
          <table:table-cell office:value-type="string" calcext:value-type="string">
            <text:p>../instances_addstationtime/InstanceA2.txt</text:p>
          </table:table-cell>
          <table:table-cell office:value-type="float" office:value="9546" calcext:value-type="float">
            <text:p>95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tionA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9193" calcext:value-type="float">
            <text:p>9193</text:p>
          </table:table-cell>
          <table:table-cell office:value-type="float" office:value="2207" calcext:value-type="float">
            <text:p>2207</text:p>
          </table:table-cell>
          <table:table-cell/>
          <table:table-cell table:formula="of:=[.B50]/[.H50]-1" office:value-type="percentage" office:value="0.0383987816817144" calcext:value-type="percentage">
            <text:p>3.84%</text:p>
          </table:table-cell>
        </table:table-row>
        <table:table-row table:style-name="ro1">
          <table:table-cell office:value-type="string" calcext:value-type="string">
            <text:p>../instances_addstationtime/InstanceA3.txt</text:p>
          </table:table-cell>
          <table:table-cell office:value-type="float" office:value="3730" calcext:value-type="float">
            <text:p>37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tionA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681" calcext:value-type="float">
            <text:p>3681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[.B51]/[.H51]-1" office:value-type="percentage" office:value="0.0133116001086662" calcext:value-type="percentage">
            <text:p>1.33%</text:p>
          </table:table-cell>
        </table:table-row>
        <table:table-row table:style-name="ro1">
          <table:table-cell office:value-type="string" calcext:value-type="string">
            <text:p>../instances_addstationtime/InstanceA4.txt</text:p>
          </table:table-cell>
          <table:table-cell office:value-type="float" office:value="3687" calcext:value-type="float">
            <text:p>36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tionA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122" calcext:value-type="float">
            <text:p>3122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B52]/[.H52]-1" office:value-type="percentage" office:value="0.180973734785394" calcext:value-type="percentage">
            <text:p>18.10%</text:p>
          </table:table-cell>
        </table:table-row>
        <table:table-row table:style-name="ro1">
          <table:table-cell office:value-type="string" calcext:value-type="string">
            <text:p>../instances_addstationtime/InstanceA5.txt</text:p>
          </table:table-cell>
          <table:table-cell office:value-type="float" office:value="3306" calcext:value-type="float">
            <text:p>3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tionA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306" calcext:value-type="float">
            <text:p>3306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B53]/[.H53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stationtime/InstanceA6.txt</text:p>
          </table:table-cell>
          <table:table-cell office:value-type="float" office:value="2149" calcext:value-type="float">
            <text:p>21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tionA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149" calcext:value-type="float">
            <text:p>214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54]/[.H54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stationtime/InstanceA7.txt</text:p>
          </table:table-cell>
          <table:table-cell office:value-type="float" office:value="2299" calcext:value-type="float">
            <text:p>229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tionA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762" calcext:value-type="float">
            <text:p>1762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55]/[.H55]-1" office:value-type="percentage" office:value="0.304767309875142" calcext:value-type="percentage">
            <text:p>30.48%</text:p>
          </table:table-cell>
        </table:table-row>
        <table:table-row table:style-name="ro1">
          <table:table-cell office:value-type="string" calcext:value-type="string">
            <text:p>../instances_addstationtime/InstanceA8.txt</text:p>
          </table:table-cell>
          <table:table-cell office:value-type="float" office:value="36166" calcext:value-type="float">
            <text:p>36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tionA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6906" calcext:value-type="float">
            <text:p>26906</text:p>
          </table:table-cell>
          <table:table-cell office:value-type="float" office:value="112784" calcext:value-type="float">
            <text:p>112784</text:p>
          </table:table-cell>
          <table:table-cell/>
          <table:table-cell table:formula="of:=[.B56]/[.H56]-1" office:value-type="percentage" office:value="0.344161153646027" calcext:value-type="percentage">
            <text:p>34.42%</text:p>
          </table:table-cell>
        </table:table-row>
        <table:table-row table:style-name="ro1">
          <table:table-cell office:value-type="string" calcext:value-type="string">
            <text:p>../instances_addstationtime/InstanceA9.txt</text:p>
          </table:table-cell>
          <table:table-cell office:value-type="float" office:value="7996" calcext:value-type="float">
            <text:p>79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tionA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7655" calcext:value-type="float">
            <text:p>7655</text:p>
          </table:table-cell>
          <table:table-cell office:value-type="float" office:value="275" calcext:value-type="float">
            <text:p>275</text:p>
          </table:table-cell>
          <table:table-cell/>
          <table:table-cell table:formula="of:=[.B57]/[.H57]-1" office:value-type="percentage" office:value="0.044546048334422" calcext:value-type="percentage">
            <text:p>4.45%</text:p>
          </table:table-cell>
        </table:table-row>
        <table:table-row table:style-name="ro1">
          <table:table-cell office:value-type="string" calcext:value-type="string">
            <text:p>../instances_addstationtime/InstanceA10.txt</text:p>
          </table:table-cell>
          <table:table-cell office:value-type="float" office:value="7062" calcext:value-type="float">
            <text:p>70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tionA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565" calcext:value-type="float">
            <text:p>6565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[.B58]/[.H58]-1" office:value-type="percentage" office:value="0.0757044935262756" calcext:value-type="percentage">
            <text:p>7.57%</text:p>
          </table:table-cell>
        </table:table-row>
        <table:table-row table:style-name="ro1">
          <table:table-cell office:value-type="string" calcext:value-type="string">
            <text:p>../instances_addstationtime/InstanceA11.txt</text:p>
          </table:table-cell>
          <table:table-cell office:value-type="float" office:value="29485" calcext:value-type="float">
            <text:p>2948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ationA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stationtime/InstanceA12.txt</text:p>
          </table:table-cell>
          <table:table-cell office:value-type="float" office:value="40103" calcext:value-type="float">
            <text:p>401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ationA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stationtime/InstanceB1.txt</text:p>
          </table:table-cell>
          <table:table-cell office:value-type="float" office:value="5421" calcext:value-type="float">
            <text:p>5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tionB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246" calcext:value-type="float">
            <text:p>4246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B61]/[.H61]-1" office:value-type="percentage" office:value="0.276731040979746" calcext:value-type="percentage">
            <text:p>27.67%</text:p>
          </table:table-cell>
        </table:table-row>
        <table:table-row table:style-name="ro1">
          <table:table-cell office:value-type="string" calcext:value-type="string">
            <text:p>../instances_addstationtime/InstanceB2.txt</text:p>
          </table:table-cell>
          <table:table-cell office:value-type="float" office:value="11156" calcext:value-type="float">
            <text:p>111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tionB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798" calcext:value-type="float">
            <text:p>4798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62]/[.H62]-1" office:value-type="percentage" office:value="1.3251354731138" calcext:value-type="percentage">
            <text:p>132.51%</text:p>
          </table:table-cell>
        </table:table-row>
        <table:table-row table:style-name="ro1">
          <table:table-cell office:value-type="string" calcext:value-type="string">
            <text:p>../instances_addstationtime/InstanceB3.txt</text:p>
          </table:table-cell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tionB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74" calcext:value-type="float">
            <text:p>67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3]/[.H63]-1" office:value-type="percentage" office:value="0.206231454005935" calcext:value-type="percentage">
            <text:p>20.62%</text:p>
          </table:table-cell>
        </table:table-row>
        <table:table-row table:style-name="ro1">
          <table:table-cell office:value-type="string" calcext:value-type="string">
            <text:p>../instances_addstationtime/InstanceB4.txt</text:p>
          </table:table-cell>
          <table:table-cell office:value-type="float" office:value="65905" calcext:value-type="float">
            <text:p>659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tionB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2616" calcext:value-type="float">
            <text:p>62616</text:p>
          </table:table-cell>
          <table:table-cell office:value-type="float" office:value="252" calcext:value-type="float">
            <text:p>252</text:p>
          </table:table-cell>
          <table:table-cell/>
          <table:table-cell table:formula="of:=[.B64]/[.H64]-1" office:value-type="percentage" office:value="0.0525265107959627" calcext:value-type="percentage">
            <text:p>5.25%</text:p>
          </table:table-cell>
        </table:table-row>
        <table:table-row table:style-name="ro1">
          <table:table-cell office:value-type="string" calcext:value-type="string">
            <text:p>../instances_addstationtime/InstanceB5.txt</text:p>
          </table:table-cell>
          <table:table-cell office:value-type="float" office:value="7818" calcext:value-type="float">
            <text:p>78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tionB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485" calcext:value-type="float">
            <text:p>148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65]/[.H65]-1" office:value-type="percentage" office:value="4.26464646464646" calcext:value-type="percentage">
            <text:p>426.46%</text:p>
          </table:table-cell>
        </table:table-row>
        <table:table-row table:style-name="ro1">
          <table:table-cell office:value-type="string" calcext:value-type="string">
            <text:p>../instances_addstationtime/InstanceB6.txt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tionB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66]/[.H66]-1" office:value-type="percentage" office:value="0.399132321041215" calcext:value-type="percentage">
            <text:p>39.91%</text:p>
          </table:table-cell>
        </table:table-row>
        <table:table-row table:style-name="ro1">
          <table:table-cell office:value-type="string" calcext:value-type="string">
            <text:p>../instances_addstationtime/InstanceB7.txt</text:p>
          </table:table-cell>
          <table:table-cell office:value-type="float" office:value="63073" calcext:value-type="float">
            <text:p>630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tionB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9333" calcext:value-type="float">
            <text:p>59333</text:p>
          </table:table-cell>
          <table:table-cell office:value-type="float" office:value="333" calcext:value-type="float">
            <text:p>333</text:p>
          </table:table-cell>
          <table:table-cell/>
          <table:table-cell table:formula="of:=[.B67]/[.H67]-1" office:value-type="percentage" office:value="0.0630340619891123" calcext:value-type="percentage">
            <text:p>6.30%</text:p>
          </table:table-cell>
        </table:table-row>
        <table:table-row table:style-name="ro1">
          <table:table-cell office:value-type="string" calcext:value-type="string">
            <text:p>../instances_addstationtime/InstanceB8.txt</text:p>
          </table:table-cell>
          <table:table-cell office:value-type="float" office:value="8036" calcext:value-type="float">
            <text:p>80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tionB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300" calcext:value-type="float">
            <text:p>230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68]/[.H68]-1" office:value-type="percentage" office:value="2.49391304347826" calcext:value-type="percentage">
            <text:p>249.39%</text:p>
          </table:table-cell>
        </table:table-row>
        <table:table-row table:style-name="ro1">
          <table:table-cell office:value-type="string" calcext:value-type="string">
            <text:p>../instances_addstationtime/InstanceB9.txt</text:p>
          </table:table-cell>
          <table:table-cell office:value-type="float" office:value="13609" calcext:value-type="float">
            <text:p>136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tionB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2006" calcext:value-type="float">
            <text:p>1200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69]/[.H69]-1" office:value-type="percentage" office:value="0.133516575045811" calcext:value-type="percentage">
            <text:p>13.35%</text:p>
          </table:table-cell>
        </table:table-row>
        <table:table-row table:style-name="ro1">
          <table:table-cell office:value-type="string" calcext:value-type="string">
            <text:p>../instances_addstationtime/InstanceB10.txt</text:p>
          </table:table-cell>
          <table:table-cell office:value-type="float" office:value="10881" calcext:value-type="float">
            <text:p>1088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tionB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8761" calcext:value-type="float">
            <text:p>876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70]/[.H70]-1" office:value-type="percentage" office:value="0.241981508960164" calcext:value-type="percentage">
            <text:p>24.20%</text:p>
          </table:table-cell>
        </table:table-row>
        <table:table-row table:style-name="ro1">
          <table:table-cell office:value-type="string" calcext:value-type="string">
            <text:p>../instances_addstationtime/InstanceB11.txt</text:p>
          </table:table-cell>
          <table:table-cell office:value-type="float" office:value="76575" calcext:value-type="float">
            <text:p>765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tionB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72973" calcext:value-type="float">
            <text:p>72973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[.B71]/[.H71]-1" office:value-type="percentage" office:value="0.0493607224589916" calcext:value-type="percentage">
            <text:p>4.94%</text:p>
          </table:table-cell>
        </table:table-row>
        <table:table-row table:style-name="ro1">
          <table:table-cell office:value-type="string" calcext:value-type="string">
            <text:p>../instances_addstationtime/InstanceB12.txt</text:p>
          </table:table-cell>
          <table:table-cell office:value-type="float" office:value="29320" calcext:value-type="float">
            <text:p>29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tionB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6909" calcext:value-type="float">
            <text:p>16909</text:p>
          </table:table-cell>
          <table:table-cell office:value-type="float" office:value="267" calcext:value-type="float">
            <text:p>267</text:p>
          </table:table-cell>
          <table:table-cell/>
          <table:table-cell table:formula="of:=[.B72]/[.H72]-1" office:value-type="percentage" office:value="0.733987817138802" calcext:value-type="percentage">
            <text:p>73.4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3T19:12:39.372077649</meta:creation-date>
    <dc:date>2022-11-23T19:15:09.734972187</dc:date>
    <meta:editing-duration>PT2M31S</meta:editing-duration>
    <meta:editing-cycles>1</meta:editing-cycles>
    <meta:document-statistic meta:table-count="1" meta:cell-count="644" meta:object-count="0"/>
    <meta:generator>LibreOffice/6.4.7.2$Linux_X86_64 LibreOffice_project/40$Build-2</meta:generator>
  </office:meta>
</office:document-meta>
</file>